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95" officeooo:paragraph-rsid="0016fe95"/>
    </style:style>
    <style:style style:name="P2" style:family="paragraph" style:parent-style-name="Standard">
      <style:text-properties officeooo:rsid="00177ff4" officeooo:paragraph-rsid="00177ff4"/>
    </style:style>
    <style:style style:name="P3" style:family="paragraph" style:parent-style-name="Standard">
      <style:text-properties officeooo:paragraph-rsid="00177ff4"/>
    </style:style>
    <style:style style:name="P4" style:family="paragraph" style:parent-style-name="Standard">
      <style:text-properties officeooo:rsid="0018bfd2" officeooo:paragraph-rsid="0018bfd2"/>
    </style:style>
    <style:style style:name="P5" style:family="paragraph" style:parent-style-name="Standard">
      <style:text-properties officeooo:rsid="001a7aa2" officeooo:paragraph-rsid="001a7aa2"/>
    </style:style>
    <style:style style:name="T1" style:family="text">
      <style:text-properties officeooo:rsid="00177ff4"/>
    </style:style>
    <style:style style:name="T2" style:family="text">
      <style:text-properties officeooo:rsid="001bf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Collatz conjecture as scaling we consider</text:p>
      <text:p text:style-name="P1">spiral like helix, harmonics, fractals</text:p>
      <text:p text:style-name="P1">Numbers are in circle like a clock geometry where 1 is in centrum, and 2 till 9 are like hours</text:p>
      <text:p text:style-name="P1">zero do not exist</text:p>
      <text:p text:style-name="P1">for calculus we reduce numbers like 42 is <text:s/>4+2= 6 so keep the Collatz equation in same circle from 1 till 9, </text:p>
      <text:p text:style-name="P1"><text:s/>Sequence first circle in Collatz =</text:p>
      <text:p text:style-name="P2">1</text:p>
      <text:p text:style-name="P1">1-<text:span text:style-name="T1">3x3+1=4 continue 4- 4/2=2 is one form a node in 2 and go back to one this time the upper 1 in the upper circle</text:span></text:p>
      <text:p text:style-name="P2">here is a field spiral between 1 4 and 2 in clock circle first those numbers are same in every circle the loop basic, but the value grow scaling as the loop, field /space enlarge </text:p>
      <text:p text:style-name="P2">Start 1 is formed the field and the first node/particle in 2 – 1 is a basic quanta energy grow double value in 2</text:p>
      <text:p text:style-name="P2">2 is 2 is node</text:p>
      <text:p text:style-name="P3"><text:span text:style-name="T1">3 -</text:span>10, 5, 16, 8, 4, 2, 1, <text:span text:style-name="T1">by reduction to keep in same circle is goes to 1</text:span></text:p>
      <text:p text:style-name="P4">3- 3x3 +1=10= <text:s/>1 in the upper circle centrum, </text:p>
      <text:p text:style-name="P5">4 -2-1 basic loop forming a node</text:p>
      <text:p text:style-name="P5">5- 5x3+1 is 16 reduced is 7 we see is the maximum value reduced to keep in the same first circle</text:p>
      <text:p text:style-name="P5">6- goes to 3 in first circle</text:p>
      <text:p text:style-name="P5">7- goes to 4 basic loop create node in 2</text:p>
      <text:p text:style-name="P5">8- goes to 4 basic loop create node in 2</text:p>
      <text:p text:style-name="P5">9- goes to 9x3+1= 1in upper circle centrum</text:p>
      <text:p text:style-name="P5">conclusion </text:p>
      <text:p text:style-name="P5">3 <text:s/>and 9 goes to 1 in upper circle</text:p>
      <text:p text:style-name="P5">First simulation</text:p>
      <text:p text:style-name="P5"><text:s/>we will take this model for simulation axis start no zero but 1 and extend by reducing the numbers-we us<text:span text:style-name="T2">e</text:span> first 100 numbers</text:p>
      <text:p text:style-name="P5"/>
      <text:p text:style-name="P2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0:57:40.756901781</meta:creation-date>
    <dc:date>2025-01-18T11:35:27.219612714</dc:date>
    <meta:editing-duration>PT3M1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279" meta:character-count="1339" meta:non-whitespace-character-count="1073"/>
  </office:meta>
</office:document-meta>
</file>